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4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0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7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9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4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2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0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8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9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0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6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9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06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office:value-type="date" office:date-value="2022-07-16" calcext:value-type="date">
            <text:p>07/16/22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28">00/00/0000</text:date></text:span><text:span text:style-name="MT1">, </text:span><text:span text:style-name="MT1"><text:time style:data-style-name="N2" text:time-value="15:10:07.60425947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6-28T15:12:20.670261353</dc:date>
    <meta:generator>LibreOffice/6.4.7.2$Linux_X86_64 LibreOffice_project/40$Build-2</meta:generator>
    <meta:editing-duration>P5DT1H25M22S</meta:editing-duration>
    <meta:editing-cycles>429</meta:editing-cycles>
    <meta:document-statistic meta:table-count="4" meta:cell-count="18361" meta:object-count="0"/>
    <meta:user-defined meta:name="AppVersion">16.0300</meta:user-defined>
  </office:meta>
</office:document-meta>
</file>